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E10000006EB80A9CD0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1" svg:font-family="'Andale Sans U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-0.0508in" svg:y="-1.2839in" svg:width="2.0055in" svg:height="0.9811in" draw:z-index="0"><draw:image xlink:href="Pictures/10000000000000E10000006EB80A9CD0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1" svg:font-family="'Andale Sans U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2pt" style:language-asian="en" style:country-asian="US" style:font-name-complex="Andale Sans UI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Andale Sans UI" style:font-size-complex="14pt"/>
    </style:style>
    <style:style style:name="List" style:family="paragraph" style:parent-style-name="Text_20_body" style:class="list">
      <style:text-properties style:font-name-complex="Andale Sans U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ndale Sans U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ndale Sans U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Header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2" style:family="paragraph" style:parent-style-name="Header">
      <style:text-properties style:font-name="Arial" fo:font-size="8pt" fo:font-weight="bold" style:font-size-asian="8pt" style:font-weight-asian="bold" style:font-size-complex="8pt" style:font-weight-complex="bold"/>
    </style:style>
    <style:style style:name="P3" style:family="paragraph" style:parent-style-name="Header">
      <style:text-properties style:font-name="Arial"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1.3in" fo:margin-left="2.5in" fo:margin-right="0in" fo:margin-bottom="0.3in" style:dynamic-spacing="false"/>
      </style:header-style>
      <style:footer-style/>
    </style:page-layout>
    <style:page-layout style:name="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 style:next-style-name="First_20_Page">
      <style:header>
        <text:p text:style-name="P1">Solms Training &amp; Consulting CC</text:p>
        <text:p text:style-name="P2"/>
        <text:p text:style-name="P3"><text:span text:style-name="T1">Physical: <text:s text:c="2"/></text:span>113 Barry Hertzog Ave, Emmarentia, Johannesburg, South Africa</text:p>
        <text:p text:style-name="P3"><text:span text:style-name="T1">Postal: <text:s text:c="6"/></text:span>PostNet Suite 237, Private Bag X9, Melville, 2109, South Africa</text:p>
        <text:p text:style-name="P3"/>
        <text:p text:style-name="P3"><text:span text:style-name="T1">Phone:</text:span> +27 11 646 6459 <text:s text:c="9"/><text:span text:style-name="T1">Fax:</text:span> +27 11 646 5868</text:p>
        <text:p text:style-name="P2">Web: <text:s text:c="4"/><text:span text:style-name="T2">www.solms.co.za</text:span></text:p>
      </style:header>
    </style:master-page>
    <style:master-page style:name="First_20_Page" style:display-name="First Page" style:page-layout-name="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creation-date>2007-05-01T22:10:22</meta:creation-date>
    <dc:date>2007-05-01T22:38:59</dc:date>
    <dc:language>en-US</dc:language>
    <meta:editing-cycles>4</meta:editing-cycles>
    <meta:editing-duration>PT11M21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5" meta:word-count="36" meta:character-count="256"/>
  </office:meta>
</office:document-meta>
</file>